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1pt" fo:language="none" fo:country="none" style:letter-kerning="true" style:font-name-asian="Source Han Sans CN Regular" style:font-size-asian="11pt" style:language-asian="none" style:country-asian="none" style:font-name-complex="Lohit Devanagari" style:font-size-complex="11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1pt" fo:language="en" fo:country="US" style:letter-kerning="true" style:font-name-asian="Source Han Sans CN Regular" style:font-size-asian="11pt" style:language-asian="zh" style:country-asian="CN" style:font-name-complex="Lohit Devanagari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1pt"/>
    </style:style>
    <style:style style:name="Title" style:family="paragraph" style:parent-style-name="Heading" style:next-style-name="Subtitle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0:55:23.505393100</meta:creation-date>
    <dc:title>Modern</dc:title>
    <meta:generator>LibreOffice/24.2.7.2$Linux_AARCH64 LibreOffice_project/420$Build-2</meta:gener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template xlink:type="simple" xlink:actuate="onRequest" xlink:title="Modern" xlink:href="../Modern.ott" meta:date="2025-12-09T10:55:23.505727900"/>
  </office:meta>
</office:document-meta>
</file>